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20F000002191FBE24ADB46C8720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3" svg:font-family="'Lucida Sans'" style:font-family-generic="swiss"/>
    <style:font-face style:name="Lucida Sans1" svg:font-family="'Lucida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Mangal1" svg:font-family="Mang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8.884cm"/>
    </style:style>
    <style:style style:name="co1" style:family="table-column">
      <style:table-column-properties style:column-width="8.379cm" style:use-optimal-column-width="false"/>
    </style:style>
    <style:style style:name="co2" style:family="table-column">
      <style:table-column-properties style:column-width="8.384cm" style:use-optimal-column-width="false"/>
    </style:style>
    <style:style style:name="ro1" style:family="table-row">
      <style:table-row-properties style:row-height="0.773cm"/>
    </style:style>
    <style:style style:name="ro2" style:family="table-row">
      <style:table-row-properties style:row-height="3.285cm"/>
    </style:style>
    <style:style style:name="ce1" style:family="table-cell">
      <style:paragraph-properties fo:text-align="center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2" style:family="table-cell">
      <style:text-properties style:font-name="Arial" fo:font-size="11pt" style:font-size-asian="11pt" style:font-size-complex="11pt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P7" style:family="paragraph">
      <style:text-properties style:font-name="Arial" fo:font-size="11pt" style:font-size-asian="11pt" style:font-size-complex="11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letter-kerning="true" fo:background-color="transparent" style:font-name-asian="Microsoft YaHei" style:font-size-asian="11pt" style:font-style-asian="normal" style:font-weight-asian="bold" style:font-name-complex="Arial" style:font-size-complex="11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8" style:family="text"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Arial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cm" svg:height="1.038cm" svg:x="7.2cm" svg:y="0.846cm">
          <draw:text-box>
            <text:p><text:span text:style-name="T1">La chute de plain pied</text:span></text:p>
          </draw:text-box>
        </draw:frame>
        <draw:frame draw:style-name="gr2" draw:text-style-name="P3" draw:layer="layout" svg:width="20cm" svg:height="11.6cm" svg:x="2.2cm" svg:y="2.2cm">
          <draw:text-box>
            <text:p text:style-name="P2"><text:span text:style-name="T2">La chute de plain pied est susceptible d’arriver dans tous les </text:span><text:span text:style-name="T3">domaines d’activité confondus</text:span><text:span text:style-name="T2">. Elle sera </text:span><text:span text:style-name="T3">accentuée</text:span><text:span text:style-name="T2"> dans les métiers du </text:span><text:span text:style-name="T3">bâtiments</text:span><text:span text:style-name="T2"> par exemple, mais sera moins </text:span><text:span text:style-name="T3">négligée</text:span><text:span text:style-name="T2"> que dans un </text:span><text:span text:style-name="T3">environnement bureautique. </text:span></text:p>
            <text:p text:style-name="P2"><text:span text:style-name="T4"/></text:p>
            <text:p text:style-name="P2"><text:span text:style-name="T2">Qu’est-ce que la chute de plain pied ?</text:span></text:p>
            <text:p text:style-name="P2"><text:span text:style-name="T2"/></text:p>
            <text:p text:style-name="P2"><text:span text:style-name="T2">La chute de plain pied a un caractère </text:span><text:span text:style-name="T3">inévitable</text:span><text:span text:style-name="T2">, </text:span><text:span text:style-name="T3">courant</text:span><text:span text:style-name="T2"> et </text:span><text:span text:style-name="T3">peu</text:span><text:span text:style-name="T2"> </text:span><text:span text:style-name="T3">prévenu</text:span><text:span text:style-name="T2">. </text:span></text:p>
            <text:p text:style-name="P2"><text:span text:style-name="T2"/></text:p>
            <text:p text:style-name="P2"><text:span text:style-name="T2">En quoi ces accidents sont-ils particuliers ?</text:span></text:p>
            <text:p text:style-name="P2"><text:span text:style-name="T2"/></text:p>
            <text:p text:style-name="P2"><text:span text:style-name="T2">Exemple de chute de plain pieds :</text:span></text:p>
            <text:p text:style-name="P2"><text:span text:style-name="T2"/></text:p>
            <text:list text:style-name="L1">
              <text:list-item>
                <text:p text:style-name="P2"><text:span text:style-name="T2">Sol glissant</text:span></text:p>
              </text:list-item>
              <text:list-item>
                <text:p text:style-name="P2"><text:span text:style-name="T2">Rangement, encombrement</text:span></text:p>
              </text:list-item>
              <text:list-item>
                <text:p text:style-name="P2"><text:span text:style-name="T2">Mauvais entretien (trous etc.)</text:span></text:p>
              </text:list-item>
              <text:list-item>
                <text:p text:style-name="P2"><text:span text:style-name="T2">Travail en terrain accidenté, sport</text:span></text:p>
              </text:list-item>
              <text:list-item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3.8cm" svg:height="5.8cm" svg:x="2.058cm" svg:y="2.2cm" presentation:class="outline" presentation:user-transformed="true">
          <draw:text-box>
            <text:p text:style-name="P2"><text:span text:style-name="T5">Pourquoi ces chutes sont encore très rependues ?</text:span></text:p>
            <text:p text:style-name="P2"><text:span text:style-name="T5">Les </text:span><text:span text:style-name="T6">risques</text:span><text:span text:style-name="T5"> de la chute de plain pied sont souvent </text:span><text:span text:style-name="T6">banalisés</text:span><text:span text:style-name="T5">. En effet, ceux-ci sont souvent </text:span><text:span text:style-name="T6">perçu</text:span><text:span text:style-name="T5"> comme de la </text:span><text:span text:style-name="T6">malchance</text:span><text:span text:style-name="T5">. Or, ceux-ci sont causés par une </text:span><text:span text:style-name="T6">inattention</text:span><text:span text:style-name="T5"> liée à la </text:span><text:span text:style-name="T6">répétition</text:span><text:span text:style-name="T5"> du quotidien. Le fait de progresser dans le même environnement chaque jour créé un abaissement de la vigilance des salariés. </text:span></text:p>
            <text:p text:style-name="P2"><text:span text:style-name="T4">Comment les </text:span><text:span text:style-name="T7">éviter </text:span><text:span text:style-name="T4">?</text:span></text:p>
            <text:p text:style-name="P2"><text:span text:style-name="T5">La mise en place de </text:span><text:span text:style-name="T6">préventions</text:span><text:span text:style-name="T5"> va permettre d’apprendre à ces salariés à </text:span><text:span text:style-name="T6">reconnaître</text:span><text:span text:style-name="T5"> le risque et à le contrer, afin qu’ils n’associent plus la chute de plain pied à une malchance, mais à un évènement survenu à cause d’un enchaînement de </text:span><text:span text:style-name="T6">causes</text:span><text:span text:style-name="T5"> qui auraient pu être </text:span><text:span text:style-name="T6">évitées</text:span><text:span text:style-name="T5">. </text:span></text:p>
          </draw:text-box>
        </draw:frame>
        <draw:frame draw:style-name="standard" draw:layer="layout" svg:width="25.141cm" svg:height="4.057cm" svg:x="1.848cm" svg:y="8.68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8">Causes</text:span></text:p>
              </table:table-cell>
              <table:table-cell>
                <text:p text:style-name="P6"><text:span text:style-name="T8">Blessures</text:span></text:p>
              </table:table-cell>
              <table:table-cell>
                <text:p text:style-name="P6"><text:span text:style-name="T8">Statistiques</text:span></text:p>
              </table:table-cell>
            </table:table-row>
            <table:table-row table:style-name="ro2" table:default-cell-style-name="ce2">
              <table:table-cell>
                <text:list text:style-name="L3">
                  <text:list-item>
                    <text:p text:style-name="P7"><text:span text:style-name="T9">Inattention</text:span></text:p>
                  </text:list-item>
                  <text:list-item>
                    <text:p text:style-name="P7"><text:span text:style-name="T9">Charge trop élevée de travail</text:span></text:p>
                  </text:list-item>
                  <text:list-item>
                    <text:p text:style-name="P7"><text:span text:style-name="T9">Sol, environnement mal entretenu</text:span></text:p>
                  </text:list-item>
                  <text:list-item>
                    <text:p text:style-name="P7"><text:span text:style-name="T9">Mauvaise luminosité </text:span></text:p>
                  </text:list-item>
                  <text:list-item>
                    <text:p text:style-name="P7"><text:span text:style-name="T9">Non respect des consignes</text:span></text:p>
                  </text:list-item>
                  <text:list-item>
                    <text:p text:style-name="P7"><text:span text:style-name="T9">Non connaissance du danger</text:span></text:p>
                  </text:list-item>
                </text:list>
                <text:p text:style-name="P7"><text:span text:style-name="T9"/></text:p>
              </table:table-cell>
              <table:table-cell>
                <text:list text:continue-numbering="true" text:style-name="L3">
                  <text:list-item>
                    <text:p text:style-name="P7"><text:span text:style-name="T9">Contusions</text:span></text:p>
                  </text:list-item>
                  <text:list-item>
                    <text:p text:style-name="P7"><text:span text:style-name="T9">Hématomes</text:span></text:p>
                  </text:list-item>
                  <text:list-item>
                    <text:p text:style-name="P7"><text:span text:style-name="T9">Fractures</text:span></text:p>
                  </text:list-item>
                  <text:list-item>
                    <text:p text:style-name="P7"><text:span text:style-name="T9">Entorse, foulure</text:span></text:p>
                  </text:list-item>
                  <text:list-item>
                    <text:p text:style-name="P7"><text:span text:style-name="T9">Lumbago</text:span></text:p>
                  </text:list-item>
                  <text:list-item>
                    <text:p text:style-name="P7"><text:span text:style-name="T9">Douleurs variées</text:span></text:p>
                  </text:list-item>
                </text:list>
              </table:table-cell>
              <table:table-cell>
                <text:p text:style-name="P7"><text:span text:style-name="T9">En 2014, </text:span><text:span text:style-name="T10">2° cause d’accidents</text:span><text:span text:style-name="T9"> du travail, soit </text:span><text:span text:style-name="T10">13 %</text:span><text:span text:style-name="T9"> des accidents soit </text:span><text:span text:style-name="T10">80 000</text:span><text:span text:style-name="T9"> cas répertoriés en </text:span><text:span text:style-name="T10">France</text:span><text:span text:style-name="T9"> à 4 jours de congés maladie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12.2cm" svg:height="0.95cm" svg:x="1.8cm" svg:y="14.8cm">
          <draw:text-box>
            <text:p><text:span text:style-name="T11">Sources : www.preventica.com, http://www.inrs.f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3" svg:font-family="'Lucida Sans'" style:font-family-generic="swiss"/>
    <style:font-face style:name="Lucida Sans1" svg:font-family="'Lucida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Mangal1" svg:font-family="Mang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1" style:font-family-asian="'Lucida Sans'" style:font-pitch-asian="variable" style:font-size-asian="12pt" style:language-asian="hi" style:country-asian="IN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Index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3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ucida Sans3" style:font-family-asian="'Lucida Sans'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8.055cm" svg:height="17.6cm" svg:x="16.345cm" svg:y="1cm">
        <draw:image xlink:href="Pictures/100002010000020F000002191FBE24ADB46C8720.png" xlink:type="simple" xlink:show="embed" xlink:actuate="onLoad" loext:mime-type="image/png">
          <text:p/>
        </draw:image>
      </draw:frame>
      <draw:frame presentation:style-name="Standard-title" draw:layer="backgroundobjects" svg:width="25cm" svg:height="3.1cm" svg:x="1.6cm" svg:y="1.7cm" presentation:class="title" presentation:placeholder="true">
        <draw:text-box/>
      </draw:frame>
      <draw:frame presentation:style-name="Standard-outline1" draw:layer="backgroundobjects" svg:width="25.199cm" svg:height="9.134cm" svg:x="1.4cm" svg:y="5.085cm" presentation:class="outline" presentation:placeholder="true">
        <draw:text-box/>
      </draw:frame>
      <draw:frame draw:style-name="Mgr4" draw:text-style-name="MP5" draw:layer="backgroundobjects" svg:width="2.41cm" svg:height="0.448cm" svg:x="25.166cm" svg:y="14.752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4" draw:text-style-name="MP5" draw:layer="backgroundobjects" svg:width="5.4cm" svg:height="0.8cm" svg:x="1.2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5" draw:text-style-name="MP6" draw:layer="backgroundobjects" svg:width="4.4cm" svg:height="1.199cm" svg:x="20.9cm" svg:y="14.601cm">
        <draw:text-box>
          <text:p><text:span text:style-name="MT2">Page </text:span><text:span text:style-name="MT2"><text:page-number>1</text:page-number></text:span><text:span text:style-name="MT2">/ </text:span><text:span text:style-name="MT2"><text:page-count>2</text:page-count></text:span><text:span text:style-name="MT2"><text:s/>- Licence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2:22:14.662000000</meta:creation-date>
    <meta:editing-duration>PT2H6M27S</meta:editing-duration>
    <meta:editing-cycles>16</meta:editing-cycles>
    <meta:generator>LibreOffice/6.2.8.2$Windows_X86_64 LibreOffice_project/f82ddfca21ebc1e222a662a32b25c0c9d20169ee</meta:generator>
    <dc:date>2020-01-20T17:32:56.503000000</dc:date>
    <meta:document-statistic meta:object-count="31"/>
    <meta:user-defined meta:name="Laurent Magnin">Evarisk</meta:user-defined>
  </office:meta>
</office:document-meta>
</file>